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Calibri Light" fo:font-size="12pt" fo:font-weight="bold" officeooo:rsid="000c12d7" officeooo:paragraph-rsid="000c12d7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top="0cm" fo:margin-bottom="0cm" style:contextual-spacing="false" fo:text-align="start" style:justify-single-word="false"/>
      <style:text-properties fo:color="#333333" loext:opacity="100%" style:font-name="Liberation Mono" fo:font-size="9pt" fo:font-weight="normal" officeooo:rsid="0023f8b0" officeooo:paragraph-rsid="0023f8b0" style:font-size-asian="7.84999990463257pt" style:font-weight-asian="normal" style:font-size-complex="9pt" style:font-weight-complex="normal"/>
    </style:style>
    <style:style style:name="P3" style:family="paragraph" style:parent-style-name="Standard">
      <style:paragraph-properties fo:margin-top="0.101cm" fo:margin-bottom="0.101cm" style:contextual-spacing="false" fo:text-align="start" style:justify-single-word="false"/>
      <style:text-properties fo:color="#333333" loext:opacity="100%" style:font-name="Liberation Mono" fo:font-size="9pt" fo:font-weight="normal" officeooo:rsid="000c12d7" officeooo:paragraph-rsid="001e33b8" style:font-size-asian="7.84999990463257pt" style:font-weight-asian="normal" style:font-size-complex="9pt" style:font-weight-complex="normal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/>
      <style:text-properties fo:color="#333333" loext:opacity="100%" style:font-name="Liberation Mono" fo:font-size="9pt" fo:font-weight="normal" officeooo:rsid="000c12d7" officeooo:paragraph-rsid="001e33b8" style:font-size-asian="7.84999990463257pt" style:font-weight-asian="normal" style:font-size-complex="9pt" style:font-weight-complex="normal"/>
    </style:style>
    <style:style style:name="P5" style:family="paragraph" style:parent-style-name="Standard">
      <style:paragraph-properties fo:margin-top="0.201cm" fo:margin-bottom="0.201cm" style:contextual-spacing="false" fo:text-align="start" style:justify-single-word="false"/>
      <style:text-properties fo:color="#333333" loext:opacity="100%" style:font-name="Calibri Light" fo:font-size="11pt" fo:font-weight="bold" officeooo:rsid="000c12d7" officeooo:paragraph-rsid="001dbb5e" style:font-size-asian="11pt" style:font-weight-asian="bold" style:font-size-complex="11pt" style:font-weight-complex="bold"/>
    </style:style>
    <style:style style:name="P6" style:family="paragraph" style:parent-style-name="Standard">
      <style:paragraph-properties fo:margin-top="0.201cm" fo:margin-bottom="0.201cm" style:contextual-spacing="false" fo:text-align="start" style:justify-single-word="false"/>
      <style:text-properties fo:color="#333333" loext:opacity="100%" style:font-name="Calibri Light" fo:font-size="11pt" fo:font-weight="bold" officeooo:rsid="000c12d7" officeooo:paragraph-rsid="001e33b8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font-name="Liberation Mono" fo:font-size="9pt" fo:font-weight="normal" officeooo:rsid="000c12d7" officeooo:paragraph-rsid="001dbb5e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9pt" officeooo:paragraph-rsid="001e33b8" style:font-size-asian="7.84999990463257pt" style:font-size-complex="9pt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Mono" fo:font-size="9pt" officeooo:paragraph-rsid="0026b9d6" style:font-size-asian="7.84999990463257pt" style:font-size-complex="9pt"/>
    </style:style>
    <style:style style:name="P10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1pt" fo:font-weight="bold" officeooo:rsid="000c12d7" officeooo:paragraph-rsid="001dbb5e" style:font-size-asian="11pt" style:font-weight-asian="bold" style:font-size-complex="11pt" style:font-weight-complex="bold"/>
    </style:style>
    <style:style style:name="P11" style:family="paragraph" style:parent-style-name="Standard">
      <style:paragraph-properties fo:margin-top="0.201cm" fo:margin-bottom="0.201cm" style:contextual-spacing="false" fo:text-align="start" style:justify-single-word="false"/>
      <style:text-properties style:font-name="Calibri Light" fo:font-size="11pt" fo:font-weight="bold" officeooo:rsid="000c12d7" officeooo:paragraph-rsid="001ce3fd" style:font-size-asian="11pt" style:font-weight-asian="bold" style:font-size-complex="11pt" style:font-weight-complex="bold"/>
    </style:style>
    <style:style style:name="T1" style:family="text">
      <style:text-properties officeooo:rsid="0012b003"/>
    </style:style>
    <style:style style:name="T2" style:family="text">
      <style:text-properties fo:font-weight="normal" officeooo:rsid="001e33b8" style:font-weight-asian="normal" style:font-weight-complex="normal"/>
    </style:style>
    <style:style style:name="T3" style:family="text">
      <style:text-properties officeooo:rsid="001ce3fd"/>
    </style:style>
    <style:style style:name="T4" style:family="text">
      <style:text-properties officeooo:rsid="001dbb5e"/>
    </style:style>
    <style:style style:name="T5" style:family="text">
      <style:text-properties officeooo:rsid="000e8346"/>
    </style:style>
    <style:style style:name="T6" style:family="text">
      <style:text-properties officeooo:rsid="001e33b8"/>
    </style:style>
    <style:style style:name="T7" style:family="text">
      <style:text-properties fo:color="#333333" loext:opacity="100%" fo:font-weight="normal" officeooo:rsid="001e33b8" style:font-weight-asian="normal" style:font-weight-complex="normal"/>
    </style:style>
    <style:style style:name="T8" style:family="text">
      <style:text-properties fo:color="#333333" loext:opacity="100%" fo:font-weight="normal" officeooo:rsid="0026b9d6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<text:span text:style-name="T1">BASH</text:span></text:p>
      <text:p text:style-name="P11">Ejercicio 1.- <text:span text:style-name="T5">Crea</text:span> un<text:span text:style-name="T5">a función</text:span> <text:span text:style-name="T3">que muestre el número de divisores de un número dado por el usuario.</text:span></text:p>
      <text:p text:style-name="P7">echo "Da un número: "</text:p>
      <text:p text:style-name="P7">read num</text:p>
      <text:p text:style-name="P7"/>
      <text:p text:style-name="P7">for (( i=1; i&lt;=$num; i++ ))</text:p>
      <text:p text:style-name="P7">do</text:p>
      <text:p text:style-name="P7"><text:s text:c="8"/>divisor=$(($num%$i))</text:p>
      <text:p text:style-name="P7"><text:s text:c="8"/>if [ $divisor -eq 0 ]; then</text:p>
      <text:p text:style-name="P7"><text:s text:c="16"/>echo "Divisor de $num: " $i</text:p>
      <text:p text:style-name="P7"><text:s text:c="8"/>fi</text:p>
      <text:p text:style-name="P7">done</text:p>
      <text:p text:style-name="P10">Ejercicio <text:span text:style-name="T3">2</text:span>.- <text:span text:style-name="T5">Crea</text:span> un<text:span text:style-name="T5">a función</text:span> <text:span text:style-name="T3">que dicte si un dado por el usuario número es primo o no.</text:span></text:p>
      <text:p text:style-name="P2">#!/bin/bash</text:p>
      <text:p text:style-name="P2"/>
      <text:p text:style-name="P2">echo "Relación 5 - Ejercicio 2"</text:p>
      <text:p text:style-name="P2">echo ""</text:p>
      <text:p text:style-name="P2"/>
      <text:p text:style-name="P2">echo "De un número: "</text:p>
      <text:p text:style-name="P2">read num</text:p>
      <text:p text:style-name="P2">contDivisores=0</text:p>
      <text:p text:style-name="P2">for (( i=0; i&lt;=num; i++)); do</text:p>
      <text:p text:style-name="P2"><text:s text:c="8"/>divisor=$(($num%i))</text:p>
      <text:p text:style-name="P2"><text:s text:c="8"/>if [ $divisor -eq 0 ]; then</text:p>
      <text:p text:style-name="P2"><text:s text:c="16"/>contDivisores=$(($contDivisores+1))</text:p>
      <text:p text:style-name="P2"><text:s text:c="8"/>fi</text:p>
      <text:p text:style-name="P2">done</text:p>
      <text:p text:style-name="P2"/>
      <text:p text:style-name="P2">if [ $contDivisores -gt 2 ]; then</text:p>
      <text:p text:style-name="P2"><text:s text:c="8"/>echo "El número no es primo"</text:p>
      <text:p text:style-name="P2">else</text:p>
      <text:p text:style-name="P2"><text:s text:c="8"/>echo "El número es primo"</text:p>
      <text:p text:style-name="P2">fi</text:p>
      <text:p text:style-name="P5">Ejercicio <text:span text:style-name="T4">3</text:span>.- <text:span text:style-name="T5">Crea</text:span> un<text:span text:style-name="T5">a función</text:span> <text:span text:style-name="T3">que </text:span><text:span text:style-name="T4">muestre los primeros 10 números primos</text:span><text:span text:style-name="T3">.</text:span></text:p>
      <text:p text:style-name="P4">#!/bin/bash</text:p>
      <text:p text:style-name="P4">echo "Relación 5 - Ejercicio 3"</text:p>
      <text:p text:style-name="P4">echo ""</text:p>
      <text:p text:style-name="P4"/>
      <text:p text:style-name="P4">echo "Mostrar los 10 primeros números primos"</text:p>
      <text:p text:style-name="P4"/>
      <text:p text:style-name="P4">cantidad=10</text:p>
      <text:p text:style-name="P4">contador=0</text:p>
      <text:p text:style-name="P4">numero=2</text:p>
      <text:p text:style-name="P4">while [ $contador -lt $cantidad ]; do</text:p>
      <text:p text:style-name="P4"><text:s text:c="8"/>es_primo=1</text:p>
      <text:p text:style-name="P4"/>
      <text:p text:style-name="P4"><text:s text:c="8"/>#Verificar si el número es primo</text:p>
      <text:p text:style-name="P4"><text:s text:c="8"/>for (( i=2; i*i&lt;=$numero; i++ )); do</text:p>
      <text:p text:style-name="P4"><text:s text:c="16"/>if [ $((numero % i)) -eq 0 ]; then</text:p>
      <text:p text:style-name="P4"><text:s text:c="24"/>es_primo=0</text:p>
      <text:p text:style-name="P4"><text:s text:c="24"/>break</text:p>
      <text:p text:style-name="P4"><text:s text:c="16"/>fi</text:p>
      <text:p text:style-name="P4"><text:s text:c="8"/>done</text:p>
      <text:p text:style-name="P4"/>
      <text:p text:style-name="P4"/>
      <text:p text:style-name="P4"><text:s text:c="8"/>#Si es primo, mostrarlo e incrementar el contador</text:p>
      <text:p text:style-name="P4"><text:s text:c="8"/>if [ $es_primo -eq 1 ]; then</text:p>
      <text:p text:style-name="P4"><text:s text:c="16"/>echo -n "$numero "</text:p>
      <text:p text:style-name="P4"><text:s text:c="16"/>((contador++))</text:p>
      <text:p text:style-name="P4"><text:s text:c="8"/>fi</text:p>
      <text:p text:style-name="P4"/>
      <text:p text:style-name="P4"><text:s text:c="8"/>((numero++))</text:p>
      <text:p text:style-name="P4">done</text:p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T5">Ejercicio </text:span><text:span text:style-name="T6">4.</text:span><text:span text:style-name="T5">- Crea una función </text:span><text:span text:style-name="T3">que </text:span><text:span text:style-name="T4">muestre los </text:span><text:span text:style-name="T6">números con 3 divisores contenidos entre los números 100 y 200</text:span><text:span text:style-name="T3">.</text:span></text:p>
      <text:p text:style-name="P3">#!/bin/bash</text:p>
      <text:p text:style-name="P3">echo "Relación 5 - Ejercicio 4"</text:p>
      <text:p text:style-name="P3">echo ""</text:p>
      <text:p text:style-name="P3">cont=100</text:p>
      <text:p text:style-name="P3">contDivisores=0</text:p>
      <text:p text:style-name="P3">for (( i=100; i&lt;=200; i++ )); do</text:p>
      <text:p text:style-name="P3"><text:s text:c="8"/>divisores=0</text:p>
      <text:p text:style-name="P3"><text:s text:c="8"/>for (( j=1; j&lt;=$i; j++ )); do</text:p>
      <text:p text:style-name="P3"><text:s text:c="16"/>resto=$(($i%$j))</text:p>
      <text:p text:style-name="P3"><text:s text:c="16"/>if [ $resto -eq 0 ]; then</text:p>
      <text:p text:style-name="P3"><text:s text:c="16"/>divisores=$((divisores+1))</text:p>
      <text:p text:style-name="P3"><text:s text:c="16"/>fi</text:p>
      <text:p text:style-name="P3"><text:s text:c="8"/>done</text:p>
      <text:p text:style-name="P3"/>
      <text:p text:style-name="P3"><text:s text:c="8"/>if [ $divisores -eq 3 ]; then</text:p>
      <text:p text:style-name="P3"><text:s text:c="16"/>echo "El número %i tiene 3 divisores"</text:p>
      <text:p text:style-name="P3"><text:s text:c="8"/>fi</text:p>
      <text:p text:style-name="P3">done</text:p>
      <text:p text:style-name="P6"><text:span text:style-name="T5">Ejercicio </text:span><text:span text:style-name="T6">5.</text:span><text:span text:style-name="T5">- Crea una función </text:span><text:span text:style-name="T6">que muestre el primer número con X divisores.</text:span><text:span text:style-name="T2"> </text:span><text:span text:style-name="T6">El número de divisores lo insertará el propio usuario en la función.</text:span></text:p>
      <text:p text:style-name="P8"><text:span text:style-name="T7">#!/bin/bash</text:span></text:p>
      <text:p text:style-name="P8"><text:span text:style-name="T7">echo "Relación 5 - Ejercicio 5"</text:span></text:p>
      <text:p text:style-name="P8"><text:span text:style-name="T7">echo ""</text:span></text:p>
      <text:p text:style-name="P8"><text:span text:style-name="T7"/></text:p>
      <text:p text:style-name="P8"><text:span text:style-name="T7">echo "¿Cuántos divisores quieres? "</text:span></text:p>
      <text:p text:style-name="P8"><text:span text:style-name="T7">read divisores</text:span></text:p>
      <text:p text:style-name="P8"><text:span text:style-name="T7">contDivisores=0</text:span></text:p>
      <text:p text:style-name="P8"><text:span text:style-name="T7">encontrado="no"</text:span></text:p>
      <text:p text:style-name="P8"><text:span text:style-name="T7">num=0</text:span></text:p>
      <text:p text:style-name="P8"><text:span text:style-name="T7">while [ "$encontrado" != "si" ]; do</text:span></text:p>
      <text:p text:style-name="P8"><text:span text:style-name="T7"><text:s text:c="8"/>for (( i=0; i&lt;=num; i++ ));</text:span></text:p>
      <text:p text:style-name="P8"><text:span text:style-name="T7"><text:s text:c="8"/>do</text:span></text:p>
      <text:p text:style-name="P8"><text:span text:style-name="T7"><text:s text:c="16"/>if [ ($num%i) -eq 0 ]; then</text:span></text:p>
      <text:p text:style-name="P8"><text:span text:style-name="T7"><text:s text:c="24"/>contDivisores=$(($contDivisores+1))</text:span></text:p>
      <text:p text:style-name="P8"><text:span text:style-name="T7"><text:s text:c="16"/>fi</text:span></text:p>
      <text:p text:style-name="P8"><text:span text:style-name="T7"><text:s text:c="8"/>done</text:span></text:p>
      <text:p text:style-name="P8"><text:span text:style-name="T7"/></text:p>
      <text:p text:style-name="P8"><text:span text:style-name="T7"><text:s text:c="8"/>if [ $contDivisores -eq $divisores ]; then</text:span></text:p>
      <text:p text:style-name="P8"><text:span text:style-name="T7"><text:s text:c="16"/>echo "El número con '$divisores' divisores es: $num"</text:span></text:p>
      <text:p text:style-name="P8"><text:span text:style-name="T7"><text:s text:c="16"/>econtrado="si"</text:span></text:p>
      <text:p text:style-name="P8"><text:span text:style-name="T7"><text:s text:c="8"/>fi</text:span></text:p>
      <text:p text:style-name="P8"><text:span text:style-name="T7"/></text:p>
      <text:p text:style-name="P8"><text:span text:style-name="T7">num=$(($num+1))</text:span></text:p>
      <text:p text:style-name="P8"><text:span text:style-name="T7">don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4-27T08:19:43.487000000</meta:creation-date>
    <dc:date>2025-05-20T09:47:03.200000000</dc:date>
    <meta:editing-duration>PT3H55M35S</meta:editing-duration>
    <meta:editing-cycles>21</meta:editing-cycles>
    <meta:generator>LibreOffice/7.6.5.2$Windows_X86_64 LibreOffice_project/38d5f62f85355c192ef5f1dd47c5c0c0c6d6598b</meta:generator>
    <meta:document-statistic meta:table-count="0" meta:image-count="0" meta:object-count="0" meta:page-count="2" meta:paragraph-count="93" meta:word-count="369" meta:character-count="2593" meta:non-whitespace-character-count="1797"/>
  </office:meta>
</office:document-meta>
</file>